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73cm"/>
    </style:style>
    <style:style style:name="co2" style:family="table-column">
      <style:table-column-properties fo:break-before="auto" style:column-width="2.397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3.26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18cm"/>
    </style:style>
    <style:style style:name="ro1" style:family="table-row">
      <style:table-row-properties style:row-height="0.93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1cm" fo:break-before="auto" style:use-optimal-row-height="false"/>
    </style:style>
    <style:style style:name="ro4" style:family="table-row">
      <style:table-row-properties style:row-height="0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1"/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12"/>
    <style:style style:name="gr1" style:family="graphic">
      <style:graphic-properties draw:stroke="solid" svg:stroke-color="#111111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Liberation Sans" style:text-position="0% 100%"/>
    </style:style>
    <style:style style:name="T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Liberation Sans" style:text-position="-33% 58%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Liberation Sans"/>
    </style:style>
    <style:style style:name="T6" style:family="text">
      <style:text-properties style:font-name="Liberation Sans"/>
    </style:style>
    <style:style style:name="T7" style:family="text">
      <style:text-properties style:font-name="Liberation Sans" style:text-position="-33% 58%"/>
    </style:style>
    <style:style style:name="T8" style:family="text">
      <style:text-properties style:font-name="Liberation Sans" style:text-position="0% 100%"/>
    </style:style>
    <style:style style:name="T9" style:family="text">
      <style:text-properties style:text-position="33% 58%"/>
    </style:style>
    <style:style style:name="T10" style:family="text">
      <style:text-properties style:font-name="Liberation Sans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6.005cm" svg:height="8.996cm" svg:x="21.522cm" svg:y="2.11cm">
            <draw:object draw:notify-on-update-of-ranges="Data.A14:Data.A22 Data.B13:Data.B13 Data.B14:Data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DC Voltage (V)</text:p>
          </table:table-cell>
          <table:table-cell table:style-name="ce1" office:value-type="string" calcext:value-type="string">
            <text:p>Calculated Capacitance (pF)</text:p>
          </table:table-cell>
          <table:table-cell table:style-name="ce1" office:value-type="string" calcext:value-type="string">
            <text:p>Nominal Capacitance (pF)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100 pF and COM</text:p>
          </table:table-cell>
          <table:table-cell office:value-type="float" office:value="4.934" calcext:value-type="float">
            <text:p>4.934</text:p>
          </table:table-cell>
          <table:table-cell table:formula="of:=ROUND(([.B2]/[.B$2])*100;1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7 pF and COM</text:p>
          </table:table-cell>
          <table:table-cell office:value-type="float" office:value="2.553" calcext:value-type="float">
            <text:p>2.553</text:p>
          </table:table-cell>
          <table:table-cell table:formula="of:=ROUND(([.B3]/[.B$2])*100;1)" office:value-type="float" office:value="51.7" calcext:value-type="float">
            <text:p>51.7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 pF and COM</text:p>
          </table:table-cell>
          <table:table-cell office:value-type="float" office:value="1.211" calcext:value-type="float">
            <text:p>1.211</text:p>
          </table:table-cell>
          <table:table-cell table:formula="of:=ROUND(([.B4]/[.B$2])*100;1)" office:value-type="float" office:value="24.5" calcext:value-type="float">
            <text:p>24.5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 pF and 47 pF Series</text:p>
          </table:table-cell>
          <table:table-cell office:value-type="float" office:value="0.889" calcext:value-type="float">
            <text:p>0.889</text:p>
          </table:table-cell>
          <table:table-cell table:formula="of:=ROUND(([.B5]/[.B$2])*100;1)" office:value-type="float" office:value="18" calcext:value-type="float">
            <text:p>18</text:p>
          </table:table-cell>
          <table:table-cell table:formula="of:=ROUND(1/((1/22) + (1/47)); 1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 pF and 100 pF Series</text:p>
          </table:table-cell>
          <table:table-cell office:value-type="float" office:value="1.02" calcext:value-type="float">
            <text:p>1.02</text:p>
          </table:table-cell>
          <table:table-cell table:formula="of:=ROUND(([.B6]/[.B$2])*100;1)" office:value-type="float" office:value="20.7" calcext:value-type="float">
            <text:p>20.7</text:p>
          </table:table-cell>
          <table:table-cell table:formula="of:=ROUND(1/((1/22) + (1/100)); 1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7 pF and 100 pF Series</text:p>
          </table:table-cell>
          <table:table-cell office:value-type="float" office:value="1.752" calcext:value-type="float">
            <text:p>1.752</text:p>
          </table:table-cell>
          <table:table-cell table:formula="of:=ROUND(([.B7]/[.B$2])*100;1)" office:value-type="float" office:value="35.5" calcext:value-type="float">
            <text:p>35.5</text:p>
          </table:table-cell>
          <table:table-cell table:formula="of:=ROUND(1/((1/100) + (1/47)); 1)" office:value-type="float" office:value="32" calcext:value-type="float">
            <text:p>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 pF and 47 pF Parallel</text:p>
          </table:table-cell>
          <table:table-cell office:value-type="float" office:value="3.792" calcext:value-type="float">
            <text:p>3.792</text:p>
          </table:table-cell>
          <table:table-cell table:formula="of:=ROUND(([.B8]/[.B$2])*100;1)" office:value-type="float" office:value="76.9" calcext:value-type="float">
            <text:p>76.9</text:p>
          </table:table-cell>
          <table:table-cell table:formula="of:=22+47" office:value-type="float" office:value="69" calcext:value-type="float">
            <text:p>6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 pF and 100 pF Parallel</text:p>
          </table:table-cell>
          <table:table-cell office:value-type="float" office:value="6.23" calcext:value-type="float">
            <text:p>6.23</text:p>
          </table:table-cell>
          <table:table-cell table:formula="of:=ROUND(([.B9]/[.B$2])*100;1)" office:value-type="float" office:value="126.3" calcext:value-type="float">
            <text:p>126.3</text:p>
          </table:table-cell>
          <table:table-cell table:formula="of:=22+100" office:value-type="float" office:value="122" calcext:value-type="float">
            <text:p>1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7 pF and 100 pF Parallel</text:p>
          </table:table-cell>
          <table:table-cell office:value-type="float" office:value="7.53" calcext:value-type="float">
            <text:p>7.53</text:p>
          </table:table-cell>
          <table:table-cell table:formula="of:=ROUND(([.B10]/[.B$2])*100;1)" office:value-type="float" office:value="152.6" calcext:value-type="float">
            <text:p>152.6</text:p>
          </table:table-cell>
          <table:table-cell table:formula="of:=47+100" office:value-type="float" office:value="147" calcext:value-type="float">
            <text:p>147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Volume of Cyclohexane (mL)</text:p>
          </table:table-cell>
          <table:table-cell table:style-name="ce2" office:value-type="string" calcext:value-type="string">
            <text:p>Voltage (mV)</text:p>
          </table:table-cell>
          <table:table-cell table:style-name="ce2" office:value-type="string" calcext:value-type="string">
            <text:p>(V<text:span text:style-name="T1">liq</text:span><text:span text:style-name="T2"> – V</text:span><text:span text:style-name="T1">0</text:span><text:span text:style-name="T2">) / (V</text:span><text:span text:style-name="T1">air</text:span><text:span text:style-name="T2"> – V</text:span><text:span text:style-name="T1">0</text:span><text:span text:style-name="T2">)</text:span></text:p>
          </table:table-cell>
          <table:table-cell table:style-name="ce2" table:number-columns-repeated="1021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office:value-type="float" office:value="356.9" calcext:value-type="float">
            <text:p>356.9</text:p>
          </table:table-cell>
          <table:table-cell table:style-name="ce10" table:formula="of:=ROUND(([.B14]-[.$B$24])/[.$B$27]; 3)" office:value-type="float" office:value="205.427" calcext:value-type="float">
            <text:p>205.427</text:p>
          </table:table-cell>
          <table:table-cell table:number-columns-repeated="102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float" office:value="378.3" calcext:value-type="float">
            <text:p>378.3</text:p>
          </table:table-cell>
          <table:table-cell table:style-name="ce10" table:formula="of:=ROUND(([.B15]-[.$B$24])/[.$B$27]; 3)" office:value-type="float" office:value="218.476" calcext:value-type="float">
            <text:p>218.476</text:p>
          </table:table-cell>
          <table:table-cell table:number-columns-repeated="102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float" office:value="405.1" calcext:value-type="float">
            <text:p>405.1</text:p>
          </table:table-cell>
          <table:table-cell table:style-name="ce10" table:formula="of:=ROUND(([.B16]-[.$B$24])/[.$B$27]; 3)" office:value-type="float" office:value="234.817" calcext:value-type="float">
            <text:p>234.817</text:p>
          </table:table-cell>
          <table:table-cell table:number-columns-repeated="1021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office:value-type="float" office:value="428.5" calcext:value-type="float">
            <text:p>428.5</text:p>
          </table:table-cell>
          <table:table-cell table:style-name="ce10" table:formula="of:=ROUND(([.B17]-[.$B$24])/[.$B$27]; 3)" office:value-type="float" office:value="249.085" calcext:value-type="float">
            <text:p>249.085</text:p>
          </table:table-cell>
          <table:table-cell table:number-columns-repeated="1021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office:value-type="float" office:value="453.3" calcext:value-type="float">
            <text:p>453.3</text:p>
          </table:table-cell>
          <table:table-cell table:style-name="ce10" table:formula="of:=ROUND(([.B18]-[.$B$24])/[.$B$27]; 3)" office:value-type="float" office:value="264.207" calcext:value-type="float">
            <text:p>264.207</text:p>
          </table:table-cell>
          <table:table-cell table:number-columns-repeated="1021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office:value-type="float" office:value="478.7" calcext:value-type="float">
            <text:p>478.7</text:p>
          </table:table-cell>
          <table:table-cell table:style-name="ce10" table:formula="of:=ROUND(([.B19]-[.$B$24])/[.$B$27]; 3)" office:value-type="float" office:value="279.695" calcext:value-type="float">
            <text:p>279.695</text:p>
          </table:table-cell>
          <table:table-cell table:number-columns-repeated="1021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office:value-type="float" office:value="500.5" calcext:value-type="float">
            <text:p>500.5</text:p>
          </table:table-cell>
          <table:table-cell table:style-name="ce10" table:formula="of:=ROUND(([.B20]-[.$B$24])/[.$B$27]; 3)" office:value-type="float" office:value="292.988" calcext:value-type="float">
            <text:p>292.988</text:p>
          </table:table-cell>
          <table:table-cell table:number-columns-repeated="1021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office:value-type="float" office:value="522.5" calcext:value-type="float">
            <text:p>522.5</text:p>
          </table:table-cell>
          <table:table-cell table:style-name="ce10" table:formula="of:=ROUND(([.B21]-[.$B$24])/[.$B$27]; 3)" office:value-type="float" office:value="306.402" calcext:value-type="float">
            <text:p>306.402</text:p>
          </table:table-cell>
          <table:table-cell table:number-columns-repeated="1021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office:value-type="float" office:value="545.5" calcext:value-type="float">
            <text:p>545.5</text:p>
          </table:table-cell>
          <table:table-cell table:style-name="ce10" table:formula="of:=ROUND(([.B22]-[.$B$24])/[.$B$27]; 3)" office:value-type="float" office:value="320.427" calcext:value-type="float">
            <text:p>320.42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Voltage due to lead: V<text:span text:style-name="T1">0 </text:span><text:span text:style-name="T2">(mV)</text:span>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oltage due to air: V<text:span text:style-name="T1">air</text:span><text:span text:style-name="T2"> (mV)</text:span></text:p>
          </table:table-cell>
          <table:table-cell table:formula="of:=[.B14]" office:value-type="float" office:value="356.9" calcext:value-type="float">
            <text:p>356.9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pacitor filled with liquid: V<text:span text:style-name="T1">liq </text:span><text:span text:style-name="T2">(mV)</text:span></text:p>
          </table:table-cell>
          <table:table-cell table:formula="of:=ROUND((90*[.H28]) + [.H27];1)" office:value-type="float" office:value="571.1" calcext:value-type="float">
            <text:p>571.1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<text:span text:style-name="T3">ε</text:span><text:span text:style-name="T4">r </text:span><text:span text:style-name="T3">= </text:span><text:span text:style-name="T5">(V</text:span><text:span text:style-name="T4">liq</text:span><text:span text:style-name="T3"> – V</text:span><text:span text:style-name="T4">0</text:span><text:span text:style-name="T3">) / (V</text:span><text:span text:style-name="T4">air</text:span><text:span text:style-name="T3"> – V</text:span><text:span text:style-name="T4">0</text:span><text:span text:style-name="T3">)</text:span></text:p>
          </table:table-cell>
          <table:table-cell table:formula="of:=ROUND(([.B26]-[.B24])/([.B25]-[.B24]);2)" office:value-type="float" office:value="1.64" calcext:value-type="float">
            <text:p>1.64</text:p>
          </table:table-cell>
          <table:table-cell table:number-columns-repeated="4"/>
          <table:table-cell office:value-type="string" calcext:value-type="string">
            <text:p>Intercept [mV]</text:p>
          </table:table-cell>
          <table:table-cell table:formula="of:=INTERCEPT([.B14:.B22];[.A14:.A22])" office:value-type="float" office:value="356.944444444444" calcext:value-type="float">
            <text:p>356.94444444444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l. Mass of Cyclohexane</text:p>
          </table:table-cell>
          <table:table-cell office:value-type="float" office:value="84.16" calcext:value-type="float">
            <text:p>84.16</text:p>
          </table:table-cell>
          <table:table-cell table:number-columns-repeated="4"/>
          <table:table-cell office:value-type="string" calcext:value-type="string">
            <text:p>Slope [mV/mL]</text:p>
          </table:table-cell>
          <table:table-cell table:formula="of:=SLOPE([.B14:.B22];[.A14:.A22])" office:value-type="float" office:value="2.38" calcext:value-type="float">
            <text:p>2.3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nsity of Cyclohexane: <text:span text:style-name="T6">ρ</text:span><text:span text:style-name="T7">B </text:span><text:span text:style-name="T8">(g/cc)</text:span></text:p>
          </table:table-cell>
          <table:table-cell office:value-type="float" office:value="0.779" calcext:value-type="float">
            <text:p>0.779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o. of molecules per unit vol.: N<text:span text:style-name="T1">B</text:span><text:span text:style-name="T2"> (m</text:span><text:span text:style-name="T9">-3</text:span><text:span text:style-name="T2">)</text:span></text:p>
          </table:table-cell>
          <table:table-cell table:style-name="ce8" table:formula="of:=((6.022E+023)*[.B29]/[.B28])*1000000" office:value-type="float" office:value="5.5740708174905E+027" calcext:value-type="float">
            <text:p>5.57E+2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ectronic Polarizability: <text:span text:style-name="T6">α (nm</text:span><text:span text:style-name="T10">3</text:span><text:span text:style-name="T8">)</text:span></text:p>
          </table:table-cell>
          <table:table-cell table:formula="of:=ROUND(((3*([.B27]-1)/([.B27]+2))/[.B30])*1E+027;3)" office:value-type="float" office:value="0.095" calcext:value-type="float">
            <text:p>0.095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iterature Value of <text:span text:style-name="T6">ε</text:span></text:p>
          </table:table-cell>
          <table:table-cell office:value-type="float" office:value="2.02" calcext:value-type="float">
            <text:p>2.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terature Value of <text:span text:style-name="T6">α</text:span></text:p>
          </table:table-cell>
          <table:table-cell office:value-type="float" office:value="0.01075" calcext:value-type="float">
            <text:p>0.0107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eference</text:p>
          </table:table-cell>
          <table:table-cell table:style-name="ce9" office:value-type="string" calcext:value-type="string" table:number-columns-spanned="6" table:number-rows-spanned="5">
            <text:p>M. Gussoni, M. Rui, G. Zerbi, Electronic and relaxation contribution to linear molecular polarizability. An analysis of the experimental values, Journal of Molecular Structure, Volume 447, Issue 3, 1998, Pages 163-215, <text:a xlink:href="https://doi.org/10.1016/S0022-2860(97)00292-5" xlink:type="simple">https://doi.org/10.1016/S0022-2860(97)00292-5</text:a>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covered-table-cell table:number-columns-repeated="6"/>
          <table:table-cell table:number-columns-repeated="1017"/>
        </table:table-row>
        <table:table-row table:style-name="ro2">
          <table:table-cell/>
          <table:covered-table-cell table:number-columns-repeated="6"/>
          <table:table-cell table:number-columns-repeated="1017"/>
        </table:table-row>
        <table:table-row table:style-name="ro2">
          <table:table-cell/>
          <table:covered-table-cell table:number-columns-repeated="6"/>
          <table:table-cell table:number-columns-repeated="1017"/>
        </table:table-row>
        <table:table-row table:style-name="ro2">
          <table:table-cell/>
          <table:covered-table-cell table:number-columns-repeated="6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scientific-number number:decimal-places="12" loext:min-decimal-places="12" number:min-integer-digits="1" number:min-exponent-digits="3" loext:exponent-interval="1" loext:forced-exponent-sign="true"/>
    </number:number-style>
    <number:number-style style:name="N116">
      <number:scientific-number number:decimal-places="13" loext:min-decimal-places="13" number:min-integer-digits="1" number:min-exponent-digits="3" loext:exponent-interval="1" loext:forced-exponent-sign="true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04:07:31.0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8T13:21:59.225000000</meta:creation-date>
    <meta:generator>LibreOffice/6.4.0.3$Windows_X86_64 LibreOffice_project/b0a288ab3d2d4774cb44b62f04d5d28733ac6df8</meta:generator>
    <dc:date>2020-03-05T05:08:18.179000000</dc:date>
    <meta:editing-duration>PT33M5S</meta:editing-duration>
    <meta:editing-cycles>6</meta:editing-cycles>
    <meta:document-statistic meta:table-count="1" meta:cell-count="9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8.997cm" xlink:href=".." xlink:type="simple" chart:class="chart:scatter" chart:style-name="ch1">
        <chart:plot-area chart:style-name="ch2" table:cell-range-address="Data.A14:Data.B22 Data.B13:Data.B13" chart:data-source-has-labels="row" svg:x="1.321cm" svg:y="0.179cm" svg:width="14.365cm" svg:height="7.668cm">
          <chartooo:coordinate-region svg:x="2.144cm" svg:y="0.382cm" svg:width="13.35cm" svg:height="6.812cm"/>
          <chart:axis chart:dimension="x" chart:name="primary-x" chart:style-name="ch3">
            <chart:title svg:x="7.112cm" svg:y="8.026cm" chart:style-name="ch4">
              <text:p>mL of Cyclohexane</text:p>
            </chart:title>
          </chart:axis>
          <chart:axis chart:dimension="y" chart:name="primary-y" chart:style-name="ch3">
            <chart:title svg:x="0.451cm" svg:y="4.97cm" chart:style-name="ch5">
              <text:p>Voltage (mV)</text:p>
            </chart:title>
            <chart:grid chart:style-name="ch6" chart:class="major"/>
          </chart:axis>
          <chart:series chart:style-name="ch7" chart:values-cell-range-address="Data.B14:Data.B22" chart:label-cell-address="Data.B13:Data.B13" chart:class="chart:scatter">
            <chart:domain table:cell-range-address="Data.A14:Data.A22"/>
            <chart:regression-curve chart:style-name="ch8">
              <chart:equation chart:display-equation="true" chart:display-r-square="true" svg:x="9.51cm" svg:y="1.969cm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tage (mV)</text:p>
                <draw:g>
                  <svg:desc>Data.B13:Data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14:Data.A22</svg:desc>
                </draw:g>
              </table:table-cell>
              <table:table-cell office:value-type="float" office:value="356.9">
                <text:p>356.9</text:p>
                <draw:g>
                  <svg:desc>Data.B14:Data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78.3">
                <text:p>378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05.1">
                <text:p>405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428.5">
                <text:p>42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53.3">
                <text:p>45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78.7">
                <text:p>478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500.5">
                <text:p>50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522.5">
                <text:p>52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545.5">
                <text:p>54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